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fo:margin-top="0in" fo:margin-bottom="0.0835in" loext:contextual-spacing="false" fo:text-align="justify" style:justify-single-word="false"/>
      <style:text-properties fo:language="en" fo:country="US"/>
    </style:style>
    <style:style style:name="P14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146" style:family="paragraph" style:parent-style-name="Heading_20_2">
      <style:text-properties fo:language="en" fo:country="US"/>
    </style:style>
    <style:style style:name="P147" style:family="paragraph" style:parent-style-name="Heading_20_2">
      <style:paragraph-properties fo:text-align="justify" style:justify-single-word="false"/>
    </style:style>
    <style:style style:name="P148" style:family="paragraph" style:parent-style-name="Heading_20_1">
      <style:paragraph-properties fo:margin-left="0in" fo:margin-right="0in" fo:text-align="center" style:justify-single-word="false" fo:text-indent="0.1965in" style:auto-text-indent="false"/>
    </style:style>
    <style:style style:name="P14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style:use-window-font-color="true" fo:language="ru" fo:country="RU" fo:font-style="normal" fo:background-color="transparent" loext:char-shading-value="0" style:font-style-asian="normal" style:font-style-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loext:char-shading-value="0"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style:text-line-through-style="solid" style:text-line-through-type="single"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style:style style:name="T72" style:family="text">
      <style:text-properties officeooo:rsid="00146497"/>
    </style:style>
    <style:style style:name="T73" style:family="text">
      <style:text-properties officeooo:rsid="00154802"/>
    </style:style>
    <style:style style:name="T74" style:family="text">
      <style:text-properties officeooo:rsid="0015e1c0"/>
    </style:style>
    <style:style style:name="T75" style:family="text">
      <style:text-properties officeooo:rsid="00165c94"/>
    </style:style>
    <style:style style:name="T76" style:family="text">
      <style:text-properties officeooo:rsid="0016c901"/>
    </style:style>
    <style:style style:name="T77" style:family="text">
      <style:text-properties officeooo:rsid="0018fa20"/>
    </style:style>
    <style:style style:name="T78" style:family="text">
      <style:text-properties officeooo:rsid="0018fb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2"/>
      <text:h text:style-name="P146"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6"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6"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4822967519682211169"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6"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6"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35"><text:span text:style-name="T1">Аликорница вздохнула и закатила глаза.</text:span></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ья остались в прошлом,</text:p><text:p text:style-name="P138">Пустота пришла в мой 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text:span text:style-name="T72">Ты же не против?</text:span>).</text:p>
      <text:p text:style-name="P58"><text:soft-page-break/>У меня есть прорыв по расследованию! Твайлайт Спаркл вышла на <text:span text:style-name="T72">Великое</text:span> Откровение с помощью заклинания Прозрения. <text:span text:style-name="T73">Ты здорово натаскала её в магии! </text:span>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text:span text:style-name="T74">обмакнул</text:span> перо в <text:span text:style-name="T74">чернила</text:span>.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text:span text:style-name="T74">Великое</text:span>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text:span text:style-name="T74">изыскания</text:span>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text:span text:style-name="T74">Проклятье</text:span>, опять перо <text:span text:style-name="T74">загнулось</text:span>!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text:span text:style-name="T75">от бумаги </text:span>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text:span text:style-name="T75">очень </text:span>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text:span text:style-name="T76">кроме пива,</text:span> нужна любая информация про <text:span text:style-name="T76">Великое</text:span>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text:span text:style-name="T77">отрезка</text:span>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text:span text:style-name="T77">Великое</text:span>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text:span text:style-name="T78">к</text:span>онце <text:span text:style-name="T78">в</text:span>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text:span text:style-name="T78">к</text:span>онце <text:span text:style-name="T78">в</text:span>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text:span text:style-name="T78">Проклятье</text:span>!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text:span text:style-name="T78">Великое</text:span>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text:span text:style-name="T78">Великим</text:span>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text:soft-page-break/>–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text:soft-page-break/></text:p>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text:soft-page-break/>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text:soft-page-break/>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oft-page-break/><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text:soft-page-break/>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oft-page-break/><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text:soft-page-break/>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oft-page-break/><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text:soft-page-break/>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text:soft-page-break/>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text:span text:style-name="T72">Анон</text:span>!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oft-page-break/><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text:soft-page-break/>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soft-page-break/>…</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oft-page-break/><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oft-page-break/><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text:soft-page-break/>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text:soft-page-break/>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text:soft-page-break/>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text:soft-page-break/>–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text:soft-page-break/>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text:soft-page-break/>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text:soft-page-break/>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6">37 пни</text:span></text:p>
      <text:p text:style-name="P69">24пн</text:p>
      <text:p text:style-name="P69">15</text:p>
      <text:p text:style-name="P50"><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oft-page-break/>«<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text:soft-page-break/>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text:soft-page-break/>–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text:soft-page-break/>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text:soft-page-break/>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text:soft-page-break/>–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text:soft-page-break/>–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text:soft-page-break/>–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oft-page-break/><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oft-page-break/><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text:span><text:soft-page-break/><text:span text:style-name="T1">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text:soft-page-break/>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text:soft-page-break/></text:p>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oft-page-break/><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text:soft-page-break/>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text:soft-page-break/>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text:soft-page-break/>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oft-page-break/><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soft-page-break/>…</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text:soft-page-break/>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text:soft-page-break/>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oft-page-break/><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soft-page-break/>…</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text:soft-page-break/>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oft-page-break/><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7"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text:soft-page-break/>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text:soft-page-break/>–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text:soft-page-break/>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text:soft-page-break/>–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text:soft-page-break/>–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text:soft-page-break/>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text:soft-page-break/>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text:soft-page-break/>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text:soft-page-break/>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text:soft-page-break/></text:p>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text:soft-page-break/>–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text:soft-page-break/>–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text:soft-page-break/>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text:soft-page-break/>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text:soft-page-break/>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text:soft-page-break/>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text:soft-page-break/>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text:soft-page-break/>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text:soft-page-break/>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text:soft-page-break/>–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text:soft-page-break/>–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text:soft-page-break/></text:p>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9"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text:soft-page-break/>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9"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text:span><text:soft-page-break/><text:span text:style-name="T25">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text:soft-page-break/>–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soft-page-break/>…</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text:soft-page-break/>–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text:soft-page-break/>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text:soft-page-break/>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text:soft-page-break/>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text:soft-page-break/>–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text:soft-page-break/>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text:soft-page-break/>–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text:soft-page-break/></text:p>
      <text:h text:style-name="P146"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text:soft-page-break/>–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Р</text:span>ассказывай.</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5">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soft-page-break/>…</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text:soft-page-break/>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text:soft-page-break/>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text:soft-page-break/>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text:soft-page-break/>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text:soft-page-break/>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text:soft-page-break/>Анакорн мрачно уставился на мерцающую голограмму Эквуса<text:span text:style-name="T25">.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text:soft-page-break/>–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text:soft-page-break/>–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4">Я подозрительно посмотрел на Анакорна.</text:p>
      <text:p text:style-name="P103"><text:span text:style-name="T17">– </text:span><text:span text:style-name="T47">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text:soft-page-break/>–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29">– Я в порядке. Вот, возвращаюсь </text:span>в свой мир. Ну, не совсем <text:span text:style-name="T1">в свой</text:span>. Почти.</text:p>
      <text:p text:style-name="P97"><text:soft-page-break/><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text:soft-page-break/>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8-03T19:11:44.691494732</dc:date>
    <meta:editing-duration>P144DT16H44M15S</meta:editing-duration>
    <meta:editing-cycles>9065</meta:editing-cycles>
    <meta:generator>LibreOffice/5.1.6.2$Linux_X86_64 LibreOffice_project/10m0$Build-2</meta:generator>
    <meta:printed-by>макс </meta:printed-by>
    <meta:print-date>2017-07-30T17:54:58.23</meta:print-date>
    <meta:document-statistic meta:table-count="0" meta:image-count="0" meta:object-count="0" meta:page-count="228" meta:paragraph-count="4717" meta:word-count="100341" meta:character-count="664726" meta:non-whitespace-character-count="564607"/>
  </office:meta>
</office:document-meta>
</file>